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Vue</text:span></text:p>
      <text:list xml:id="list2488845447" text:style-name="WWNum1">
        <text:list-item>
          <text:p text:style-name="P1"><text:span text:style-name="T2">Download Node JS from their website</text:span></text:p>
        </text:list-item>
        <text:list-item>
          <text:p text:style-name="P1"><text:span text:style-name="T2">Use command: “npm install -g npm” to install npm (node package manager) replaceable by yarn</text:span></text:p>
        </text:list-item>
        <text:list-item>
          <text:p text:style-name="P1"><text:span text:style-name="T2">“npm install -g @vue/cli” </text:span><text:span text:style-name="T3">#OR “</text:span><text:span text:style-name="T2">yarn global add @vue/cli”</text:span></text:p>
        </text:list-item>
        <text:list-item>
          <text:p text:style-name="P1"><text:span text:style-name="T2">Create a new project using “vue create project-name”</text:span></text:p>
        </text:list-item>
        <text:list-item>
          <text:p text:style-name="P1"><text:span text:style-name="T2">Navigate to the project using cd project-location</text:span></text:p>
        </text:list-item>
        <text:list-item>
          <text:p text:style-name="P1"><text:span text:style-name="T2">Run the project using npm run serve </text:span></text:p>
        </text:list-item>
        <text:list-item>
          <text:p text:style-name="P1"><text:span text:style-name="T2">Open the page .vue file using code editor and add template </text:span></text:p>
        </text:list-item>
        <text:list-item>
          <text:p text:style-name="P1"><text:span text:style-name="T2">Dynamic information is denoted by {{ initial-message }}</text:span></text:p>
        </text:list-item>
        <text:list-item>
          <text:p text:style-name="P1"><text:span text:style-name="T2">Run app in .vue file of the page to change value of information to Hello World</text:span></text:p>
        </text:list-item>
      </text:list>
      <text:p text:style-name="P3"/>
      <text:p text:style-name="Standard"><text:span text:style-name="T4">Vue File-Structure</text:span></text:p>
      <text:p text:style-name="Standard"><text:span text:style-name="T2">There is the main app.vue file that has initial template and routes to other views, router-link is used to reference to other view files which nested inside app.js file. More focused on single page apps</text:span></text:p>
      <text:p text:style-name="Standard"><text:span text:style-name="T2">Single page apps don’t send new requests to servers and are intercepted by vue or other frameworks that change the viewmodel based on the given script</text:span></text:p>
      <text:p text:style-name="P3"/>
      <text:p text:style-name="Standard"><text:span text:style-name="T4">Vue Array-Handling </text:span></text:p>
      <text:p text:style-name="Standard"><text:span text:style-name="T2">Data from an array can be pushed to markup using v-for=”boxitem in box” :key=”item.id” attributes</text:span></text:p>
      <text:p text:style-name="Standard"><text:span text:style-name="T2">&lt;li v-for=”boxitem in box” :key=”item.id”&gt;</text:span></text:p>
      <text:p text:style-name="Standard"><text:span text:style-name="T2">&lt;h1&gt; {{ boxitem.boxName }} &lt;/h1&gt;</text:span></text:p>
      <text:p text:style-name="Standard"><text:span text:style-name="T2">&lt;p&gt; {{ boxitem.boxColor }} &lt;/p&gt;</text:span></text:p>
      <text:p text:style-name="Standard"><text:span text:style-name="T2">&lt;/li&gt;</text:span></text:p>
      <text:p text:style-name="P3"/>
      <text:p text:style-name="Standard"><text:span text:style-name="T2">An array is added to data as</text:span></text:p>
      <text:p text:style-name="Standard"><text:span text:style-name="T2">box: [</text:span></text:p>
      <text:p text:style-name="Standard"><text:span text:style-name="T2">{boxName: ‘Box1’, boxColor: ‘red’}</text:span></text:p>
      <text:p text:style-name="Standard"><text:soft-page-break/><text:span text:style-name="T2">{boxName: ‘Box2’, boxColor: ‘blue’}</text:span></text:p>
      <text:p text:style-name="Standard"><text:span text:style-name="T2">{boxName: ‘Box3’, boxColor: ‘pink’}</text:span></text:p>
      <text:p text:style-name="Standard"><text:span text:style-name="T2">]</text:span></text:p>
      <text:p text:style-name="P3"/>
      <text:p text:style-name="Standard"><text:span text:style-name="T4">Files:</text:span></text:p>
      <text:p text:style-name="Standard"><text:span text:style-name="T3">package-lock.json: </text:span><text:span text:style-name="T2">The goal of package-lock. json file is to keep track of the exact version of every package that is installed so that a product is 100% reproducible in the same way even if packages are updated by their maintainers. This solves a very specific problem that package. json left unsolved.</text:span></text:p>
      <text:p text:style-name="Standard"><text:span text:style-name="T3">package.json: </text:span><text:span text:style-name="T2">A package. json is a JSON file that exists at the root of a Javascript/Node project. It holds metadata relevant to the project and it is used for managing the project's dependencies, scripts, version and a whole lot more.</text:span></text:p>
      <text:p text:style-name="Standard"><text:span text:style-name="T3">Babel: </text:span><text:span text:style-name="T2">Babel is used to convert JSX syntax to javascript</text:span></text:p>
      <text:p text:style-name="Standard"><text:span text:style-name="T3">Jsconfig.json: </text:span><text:span text:style-name="T2">Used by editor to configure which folders of the project to include when running it</text:span></text:p>
      <text:p text:style-name="Standard"><text:span text:style-name="T3">manifest.json: </text:span><text:span text:style-name="T2">The web app manifest provides information about an application (such as name, author, icon, and description) in a JSON text file. The purpose of the manifest is to install web applications to the homescreen of a device, providing users with quicker access and a richer experience.</text:span></text:p>
      <text:p text:style-name="Standard"><text:span text:style-name="T3">robots.txt: </text:span><text:span text:style-name="T2">The robot exclusion protocol, better known as the robots. txt, is a convention to prevent web crawlers from accessing all or part of a website. It is a text file used for SEO, containing commands for the search engines' indexing robots that specify pages that can or cannot be indexed.</text:span></text:p>
      <text:p text:style-name="Standard"><text:span text:style-name="T2"><text:s/></text:span></text:p>
      <text:p text:style-name="Standard"><text:span text:style-name="T4">Creating React Project: </text:span></text:p>
      <text:list xml:id="list4020149676" text:style-name="WWNum2">
        <text:list-item>
          <text:p text:style-name="P2"><text:span text:style-name="T2">Npx create-react-app project-name</text:span></text:p>
        </text:list-item>
        <text:list-item>
          <text:p text:style-name="P2"><text:span text:style-name="T2">Cd project-location</text:span></text:p>
        </text:list-item>
        <text:list-item>
          <text:p text:style-name="P2"><text:span text:style-name="T2">Npm start</text:span></text:p>
        </text:list-item>
        <text:list-item>
          <text:p text:style-name="P2"><text:span text:style-name="T2">Edit index.js to include components and provide base structures</text:span></text:p>
        </text:list-item>
        <text:list-item>
          <text:p text:style-name="P2"><text:span text:style-name="T2">Create a component with the initial message</text:span></text:p>
        </text:list-item>
        <text:list-item>
          <text:p text:style-name="P2"><text:span text:style-name="T2">Import it in index as:</text:span></text:p>
        </text:list-item>
      </text:list>
      <text:p text:style-name="List_20_Paragraph"><text:span text:style-name="T3">ReactDOM.render(InitialMessage(message), document.getElementById("root"));</text:span></text:p>
      <text:list xml:id="list170553581439805" text:continue-numbering="true" text:style-name="WWNum2">
        <text:list-item>
          <text:p text:style-name="P2"><text:soft-page-break/><text:span text:style-name="T2">Give message =” Hello World” when calling the component in index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ext-sc-1g6etse-0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siq</meta:initial-creator>
    <dc:creator>Wasiq</dc:creator>
    <meta:editing-cycles>28</meta:editing-cycles>
    <meta:creation-date>2022-05-16T13:18:00</meta:creation-date>
    <dc:date>2022-05-18T11:43:00</dc:date>
    <meta:editing-duration>PT3H49M</meta:editing-duration>
    <meta:generator>LibreOffice/7.3.2.2$Linux_X86_64 LibreOffice_project/30$Build-2</meta:generator>
    <meta:document-statistic meta:table-count="0" meta:image-count="0" meta:object-count="0" meta:page-count="3" meta:paragraph-count="42" meta:word-count="482" meta:character-count="2907" meta:non-whitespace-character-count="2477"/>
    <meta:user-defined meta:name="AppVersion">16.0000</meta:user-defined>
    <meta:template xlink:type="simple" xlink:actuate="onRequest" xlink:title="Normal" xlink:href=""/>
  </office:meta>
</office:document-meta>
</file>